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b95" officeooo:paragraph-rsid="00143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TIMELINE EVROOMA:</text:p>
      <text:p text:style-name="P1"/>
      <text:p text:style-name="P1">INITIAL STAGE</text:p>
      <text:p text:style-name="P1">2026/01/27 – Project Consul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5:57:30.775091647</meta:creation-date>
    <dc:date>2026-01-28T18:22:29.148212429</dc:date>
    <meta:editing-duration>PT2H14M45S</meta:editing-duration>
    <meta:editing-cycles>1</meta:editing-cycles>
    <meta:document-statistic meta:table-count="0" meta:image-count="0" meta:object-count="0" meta:page-count="1" meta:paragraph-count="3" meta:word-count="8" meta:character-count="70" meta:non-whitespace-character-count="64"/>
    <meta:generator>LibreOffice/24.2.7.2$Linux_X86_64 LibreOffice_project/420$Build-2</meta:generator>
  </office:meta>
</office:document-meta>
</file>